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officeooo:rsid="0012a7d6" officeooo:paragraph-rsid="0012a7d6" style:font-size-asian="12pt" style:font-size-complex="12pt"/>
    </style:style>
    <style:style style:name="P2" style:family="paragraph" style:parent-style-name="Standard">
      <style:text-properties style:font-name="DejaVu Sans" fo:font-size="16pt" officeooo:rsid="0012a7d6" officeooo:paragraph-rsid="0021b813" style:font-size-asian="16pt" style:font-size-complex="16pt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12a7d6" officeooo:paragraph-rsid="0012a7d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12a7d6" officeooo:paragraph-rsid="001c744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1c744d" officeooo:paragraph-rsid="001c744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officeooo:rsid="0012a7d6" officeooo:paragraph-rsid="001c744d" style:font-size-asian="12pt" style:font-size-complex="12pt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6pt" fo:font-weight="bold" officeooo:rsid="0012a7d6" officeooo:paragraph-rsid="0021b81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6pt" fo:font-weight="bold" officeooo:rsid="001c744d" officeooo:paragraph-rsid="0021b81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6pt" officeooo:rsid="0012a7d6" officeooo:paragraph-rsid="0021b813" style:font-size-asian="16pt" style:font-size-complex="16pt"/>
    </style:style>
    <style:style style:name="P10" style:family="paragraph" style:parent-style-name="Standard">
      <style:paragraph-properties fo:text-align="center" style:justify-single-word="false" fo:break-before="page" fo:padding="0.049cm" fo:border="0.06pt solid #000000" style:shadow="#808080 0.18cm 0.18cm"/>
      <style:text-properties style:font-name="DejaVu Sans" fo:font-size="12pt" officeooo:rsid="0012a7d6" officeooo:paragraph-rsid="001c744d" style:font-size-asian="12pt" style:font-size-complex="12pt"/>
    </style:style>
    <style:style style:name="P11" style:family="paragraph" style:parent-style-name="Standard">
      <style:paragraph-properties fo:text-align="center" style:justify-single-word="false" fo:break-before="page" fo:padding="0.049cm" fo:border="0.06pt solid #000000" style:shadow="#808080 0.18cm 0.18cm"/>
      <style:text-properties style:font-name="DejaVu Sans" fo:font-size="16pt" officeooo:rsid="0012a7d6" officeooo:paragraph-rsid="0021b813" style:font-size-asian="16pt" style:font-size-complex="16pt"/>
    </style:style>
    <style:style style:name="P12" style:family="paragraph" style:parent-style-name="Text_20_body">
      <style:text-properties style:font-name="DejaVu Sans" fo:font-size="12pt" officeooo:rsid="0012a7d6" officeooo:paragraph-rsid="0012a7d6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DejaVu Sans" fo:font-size="12pt" officeooo:rsid="0012a7d6" officeooo:paragraph-rsid="001498e8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DejaVu Sans" fo:font-size="12pt" fo:font-weight="bold" officeooo:rsid="0012c06a" officeooo:paragraph-rsid="0012c06a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DejaVu Sans" fo:font-size="12pt" fo:font-weight="bold" officeooo:rsid="0012c06a" officeooo:paragraph-rsid="0017f6af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DejaVu Sans" fo:font-size="16pt" officeooo:rsid="0012a7d6" officeooo:paragraph-rsid="0021b813" style:font-size-asian="16pt" style:font-size-complex="16pt"/>
    </style:style>
    <style:style style:name="P17" style:family="paragraph" style:parent-style-name="Text_20_body">
      <style:paragraph-properties fo:text-align="justify" style:justify-single-word="false"/>
      <style:text-properties style:font-name="DejaVu Sans" fo:font-size="16pt" officeooo:rsid="0012a7d6" officeooo:paragraph-rsid="0021b813" style:font-size-asian="16pt" style:font-size-complex="16pt"/>
    </style:style>
    <style:style style:name="P18" style:family="paragraph" style:parent-style-name="Text_20_body">
      <style:paragraph-properties fo:text-align="center" style:justify-single-word="false"/>
      <style:text-properties style:font-name="DejaVu Sans" fo:font-size="16pt" fo:font-weight="bold" officeooo:rsid="0012c06a" officeooo:paragraph-rsid="0021b813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" fo:font-size="12pt" officeooo:rsid="0012a7d6" style:font-size-asian="12pt" style:font-size-complex="12pt"/>
    </style:style>
    <style:style style:name="P20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" fo:font-size="12pt" officeooo:rsid="0012a7d6" officeooo:paragraph-rsid="0017f6af" style:font-size-asian="12pt" style:font-size-complex="12pt"/>
    </style:style>
    <style:style style:name="P21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" fo:font-size="12pt" officeooo:rsid="0012a7d6" officeooo:paragraph-rsid="001c744d" style:font-size-asian="12pt" style:font-size-complex="12pt"/>
    </style:style>
    <style:style style:name="P22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" fo:font-size="16pt" officeooo:rsid="0012a7d6" officeooo:paragraph-rsid="0021b813" style:font-size-asian="16pt" style:font-size-complex="16pt"/>
    </style:style>
    <style:style style:name="P23" style:family="paragraph" style:parent-style-name="Text_20_body">
      <style:paragraph-properties style:line-height-at-least="2cm" fo:text-align="justify" style:justify-single-word="false" style:shadow="none"/>
      <style:text-properties style:font-name="DejaVu Sans" fo:font-size="12pt" officeooo:rsid="0012a7d6" officeooo:paragraph-rsid="0017f6af" style:font-size-asian="12pt" style:font-size-complex="12pt"/>
    </style:style>
    <style:style style:name="P24" style:family="paragraph" style:parent-style-name="Text_20_body">
      <style:paragraph-properties style:line-height-at-least="2cm" style:shadow="none"/>
      <style:text-properties style:font-name="DejaVu Sans" fo:font-size="12pt" officeooo:rsid="0012a7d6" officeooo:paragraph-rsid="001498e8" style:font-size-asian="12pt" style:font-size-complex="12pt"/>
    </style:style>
    <style:style style:name="P25" style:family="paragraph" style:parent-style-name="Text_20_body">
      <style:paragraph-properties fo:line-height="100%" fo:text-align="justify" style:justify-single-word="false" style:shadow="none"/>
      <style:text-properties style:font-name="DejaVu Sans" fo:font-size="12pt" officeooo:rsid="001c744d" officeooo:paragraph-rsid="001c744d" style:font-size-asian="12pt" style:font-size-complex="12pt"/>
    </style:style>
    <style:style style:name="P26" style:family="paragraph" style:parent-style-name="Text_20_body">
      <style:paragraph-properties fo:line-height="100%" fo:text-align="center" style:justify-single-word="false" style:shadow="none"/>
      <style:text-properties style:font-name="DejaVu Sans" fo:font-size="12pt" fo:font-weight="bold" officeooo:rsid="0012c06a" officeooo:paragraph-rsid="001c744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style:line-height-at-least="2cm" fo:text-align="justify" style:justify-single-word="false" style:shadow="none"/>
      <style:text-properties style:font-name="DejaVu Sans" fo:font-size="12pt" fo:font-weight="normal" officeooo:rsid="001c744d" officeooo:paragraph-rsid="001f61d1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style:line-height-at-least="2cm" style:shadow="none"/>
      <style:text-properties style:font-name="DejaVu Sans" fo:font-size="16pt" officeooo:rsid="0012a7d6" officeooo:paragraph-rsid="0021b813" style:font-size-asian="16pt" style:font-size-complex="16pt"/>
    </style:style>
    <style:style style:name="P29" style:family="paragraph" style:parent-style-name="Text_20_body">
      <style:paragraph-properties style:line-height-at-least="2cm" fo:text-align="justify" style:justify-single-word="false" style:shadow="none"/>
      <style:text-properties style:font-name="DejaVu Sans" fo:font-size="16pt" officeooo:rsid="0012a7d6" officeooo:paragraph-rsid="0021b813" style:font-size-asian="16pt" style:font-size-complex="16pt"/>
    </style:style>
    <style:style style:name="P30" style:family="paragraph" style:parent-style-name="Text_20_body">
      <style:paragraph-properties fo:line-height="100%" fo:text-align="justify" style:justify-single-word="false" style:shadow="none"/>
      <style:text-properties style:font-name="DejaVu Sans" fo:font-size="16pt" officeooo:rsid="001c744d" officeooo:paragraph-rsid="0021b813" style:font-size-asian="16pt" style:font-size-complex="16pt"/>
    </style:style>
    <style:style style:name="P31" style:family="paragraph" style:parent-style-name="Text_20_body">
      <style:paragraph-properties fo:line-height="100%" fo:text-align="center" style:justify-single-word="false" style:shadow="none"/>
      <style:text-properties style:font-name="DejaVu Sans" fo:font-size="16pt" officeooo:rsid="0012c06a" officeooo:paragraph-rsid="0021b813" style:font-size-asian="16pt" style:font-size-complex="16pt"/>
    </style:style>
    <style:style style:name="P32" style:family="paragraph" style:parent-style-name="Text_20_body">
      <style:paragraph-properties fo:line-height="100%" fo:text-align="center" style:justify-single-word="false" style:shadow="none"/>
      <style:text-properties style:font-name="DejaVu Sans" fo:font-size="16pt" fo:font-weight="bold" officeooo:rsid="0012c06a" officeooo:paragraph-rsid="0021b813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style:line-height-at-least="2cm" fo:text-align="justify" style:justify-single-word="false" style:shadow="none"/>
      <style:text-properties style:font-name="DejaVu Sans" fo:font-size="16pt" fo:font-weight="normal" officeooo:rsid="001c744d" officeooo:paragraph-rsid="0021b813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12a7d6" officeooo:paragraph-rsid="001c744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1ef6c0" officeooo:paragraph-rsid="001ef6c0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6pt" fo:font-weight="bold" officeooo:rsid="0012a7d6" officeooo:paragraph-rsid="0021b813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6pt" fo:font-weight="bold" officeooo:rsid="001ef6c0" officeooo:paragraph-rsid="0021b813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98e8"/>
    </style:style>
    <style:style style:name="T3" style:family="text">
      <style:text-properties officeooo:rsid="0012c06a"/>
    </style:style>
    <style:style style:name="T4" style:family="text">
      <style:text-properties officeooo:rsid="0017f6af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f6a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Une énigme à analyser grammaticalement</text:p>
      <text:p text:style-name="P3"/>
      <text:p text:style-name="P5">texte de base</text:p>
      <text:p text:style-name="P3"/>
      <text:p text:style-name="P1"/>
      <text:p text:style-name="P12"><text:tab/>« <text:span text:style-name="T3">T</text:span>u n'as ni goût, ni couleur, ni arôme, on ne peut pas te définir, on te goûte sans te connaître. Tu n'es pas nécessaire à la vie: tu es la vie. Tu nous pénètres d'un plaisir qui ne s'explique point par les sens. [...] »</text:p>
      <text:p text:style-name="P12"><text:tab/><text:tab/><text:tab/><text:tab/><text:span text:style-name="T3">d'après </text:span>Antoine de Saint-Exupéry, <text:span text:style-name="T1">Terre des Hommes</text:span>.</text:p>
      <text:p text:style-name="P19"/>
      <text:p text:style-name="P14">Analyse de la nature des mots</text:p>
      <text:p text:style-name="P24"><text:tab/>« <text:span text:style-name="T2">T</text:span><text:span text:style-name="T1">u</text:span> <text:span text:style-name="T1">n</text:span>'<text:span text:style-name="T1">as</text:span> <text:span text:style-name="T5">ni</text:span> <text:span text:style-name="T1">goût</text:span>, <text:span text:style-name="T1">ni</text:span> <text:span text:style-name="T1">couleur</text:span>, <text:span text:style-name="T1">ni</text:span> <text:span text:style-name="T1">arôme</text:span>, <text:span text:style-name="T1">on</text:span> <text:span text:style-name="T1">ne</text:span> <text:span text:style-name="T1">peut</text:span> <text:span text:style-name="T1">pas</text:span> <text:span text:style-name="T1">te</text:span> <text:span text:style-name="T1">définir</text:span>, <text:span text:style-name="T1">on</text:span> <text:span text:style-name="T1">te</text:span> <text:span text:style-name="T1">goûte</text:span> <text:span text:style-name="T1">sans</text:span> <text:span text:style-name="T1">te</text:span> <text:span text:style-name="T1">connaître</text:span>. <text:span text:style-name="T1">Tu</text:span> <text:span text:style-name="T1">n</text:span>'<text:span text:style-name="T1">es</text:span> <text:span text:style-name="T1">pas</text:span> <text:span text:style-name="T1">nécessaire</text:span> <text:span text:style-name="T1">à</text:span> <text:span text:style-name="T1">la</text:span> <text:span text:style-name="T1">vie</text:span>: <text:span text:style-name="T1">tu</text:span> <text:span text:style-name="T1">es</text:span> <text:span text:style-name="T1">la</text:span> <text:span text:style-name="T1">vie</text:span>. <text:span text:style-name="T1">Tu</text:span> <text:span text:style-name="T1">nous</text:span> <text:span text:style-name="T1">pénètres</text:span> <text:span text:style-name="T1">d</text:span>'<text:span text:style-name="T1">un</text:span> <text:span text:style-name="T1">plaisir</text:span> <text:span text:style-name="T1">qui</text:span> <text:span text:style-name="T1">ne</text:span> <text:span text:style-name="T1">s'explique</text:span> <text:span text:style-name="T1">point</text:span> <text:span text:style-name="T1">par</text:span> <text:span text:style-name="T1">les</text:span> <text:span text:style-name="T1">sens</text:span>. [...] »</text:p>
      <text:p text:style-name="P13"/>
      <text:p text:style-name="P13"/>
      <text:p text:style-name="P20"/>
      <text:p text:style-name="P15">Analyse de la <text:span text:style-name="T4">fonction</text:span> des mots</text:p>
      <text:p text:style-name="P23"><text:tab/>« <text:span text:style-name="T2">T</text:span><text:span text:style-name="T1">u</text:span> n'as ni <text:span text:style-name="T1">goût</text:span>, ni <text:span text:style-name="T1">couleur</text:span>, ni <text:span text:style-name="T1">arôme</text:span>, <text:span text:style-name="T1">on</text:span> ne peut pas <text:span text:style-name="T1">te</text:span> définir, on <text:span text:style-name="T1">te</text:span> goûte sans <text:span text:style-name="T1">te</text:span> connaître. <text:span text:style-name="T1">Tu</text:span> n'es pas <text:span text:style-name="T1">nécessaire</text:span> à la vie: <text:span text:style-name="T1">tu</text:span> es <text:span text:style-name="T1">la vie</text:span>. <text:span text:style-name="T1">Tu</text:span> nous pénètres <text:span text:style-name="T1">d'un plaisir qui ne s'explique point par les sens</text:span>. [...] »</text:p>
      <text:p text:style-name="P10"/>
      <text:p text:style-name="P4">Une énigme à analyser grammaticalement</text:p>
      <text:p text:style-name="P6"/>
      <text:p text:style-name="P35">exercice</text:p>
      <text:p text:style-name="P4"/>
      <text:p text:style-name="P25"/>
      <text:p text:style-name="P25"><text:tab/>« Elle a des bras mais elle n'a pas de jambes ; elle avance dans son lit. Qui est-elle ? »</text:p>
      <text:p text:style-name="P21"/>
      <text:p text:style-name="P26">Analyse de la nature des mots</text:p>
      <text:p text:style-name="P26"/>
      <text:p text:style-name="P27"><text:tab/>« Elle a des bras mais elle n'a pas de jambes ; elle avance dans son lit. Qui est-elle ? »</text:p>
      <text:p text:style-name="P27"/>
      <text:p text:style-name="P27"/>
      <text:p text:style-name="P21"/>
      <text:p text:style-name="P26">Analyse de la <text:span text:style-name="T4">fonction</text:span> des mots</text:p>
      <text:p text:style-name="P26"/>
      <text:p text:style-name="P26"/>
      <text:p text:style-name="P27"><text:tab/>« Elle a des bras mais elle n'a pas de jambes ; elle avance dans son lit. Qui est-elle ? »</text:p>
      <text:p text:style-name="P27"/>
      <text:p text:style-name="P7"><text:soft-page-break/></text:p>
      <text:p text:style-name="P7">Une énigme à analyser grammaticalement</text:p>
      <text:p text:style-name="P7"/>
      <text:p text:style-name="P8">texte de base</text:p>
      <text:p text:style-name="P7"/>
      <text:p text:style-name="P2"/>
      <text:p text:style-name="P16"><text:tab/>« <text:span text:style-name="T3">T</text:span>u n'as ni goût, ni couleur, ni arôme, on ne peut pas te définir, on te goûte sans te connaître. Tu n'es pas nécessaire à la vie: tu es la vie. Tu nous pénètres d'un plaisir qui ne s'explique point par les sens. [...] »</text:p>
      <text:p text:style-name="P16"><text:tab/><text:tab/><text:tab/><text:tab/><text:span text:style-name="T3">d'après </text:span>Antoine de Saint-Exupéry, <text:span text:style-name="T1">Terre des Hommes</text:span>.</text:p>
      <text:p text:style-name="P22"/>
      <text:p text:style-name="P18">Analyse de la nature des mots</text:p>
      <text:p text:style-name="P28"><text:tab/>« <text:span text:style-name="T2">T</text:span><text:span text:style-name="T1">u</text:span> <text:span text:style-name="T1">n</text:span>'<text:span text:style-name="T1">as</text:span> <text:span text:style-name="T5">ni</text:span> <text:span text:style-name="T1">goût</text:span>, <text:span text:style-name="T1">ni</text:span> <text:span text:style-name="T1">couleur</text:span>, <text:span text:style-name="T1">ni</text:span> <text:span text:style-name="T1">arôme</text:span>, <text:span text:style-name="T1">on</text:span> <text:span text:style-name="T1">ne</text:span> <text:span text:style-name="T1">peut</text:span> <text:span text:style-name="T1">pas</text:span> <text:span text:style-name="T1">te</text:span> <text:span text:style-name="T1">définir</text:span>, <text:span text:style-name="T1">on</text:span> <text:span text:style-name="T1">te</text:span> <text:span text:style-name="T1">goûte</text:span> <text:span text:style-name="T1">sans</text:span> <text:span text:style-name="T1">te</text:span> <text:span text:style-name="T1">connaître</text:span>. <text:span text:style-name="T1">Tu</text:span> <text:span text:style-name="T1">n</text:span>'<text:span text:style-name="T1">es</text:span> <text:span text:style-name="T1">pas</text:span> <text:span text:style-name="T1">nécessaire</text:span> <text:span text:style-name="T1">à</text:span> <text:span text:style-name="T1">la</text:span> <text:span text:style-name="T1">vie</text:span>: <text:span text:style-name="T1">tu</text:span> <text:span text:style-name="T1">es</text:span> <text:span text:style-name="T1">la</text:span> <text:span text:style-name="T1">vie</text:span>. <text:span text:style-name="T1">Tu</text:span> <text:span text:style-name="T1">nous</text:span> <text:span text:style-name="T1">pénètres</text:span> <text:span text:style-name="T1">d</text:span>'<text:span text:style-name="T1">un</text:span> <text:span text:style-name="T1">plaisir</text:span> <text:span text:style-name="T1">qui</text:span> <text:span text:style-name="T1">ne</text:span> <text:span text:style-name="T1">s'explique</text:span> <text:span text:style-name="T1">point</text:span> <text:span text:style-name="T1">par</text:span> <text:span text:style-name="T1">les</text:span> <text:span text:style-name="T1">sens</text:span>. [...] »</text:p>
      <text:p text:style-name="P17"/>
      <text:p text:style-name="P17"/>
      <text:p text:style-name="P17"/>
      <text:p text:style-name="P17"/>
      <text:p text:style-name="P17"/>
      <text:p text:style-name="P22"><text:soft-page-break/></text:p>
      <text:p text:style-name="P18">Analyse de la <text:span text:style-name="T4">fonction</text:span> des mots</text:p>
      <text:p text:style-name="P29"><text:tab/>« <text:span text:style-name="T2">T</text:span><text:span text:style-name="T1">u</text:span> n'as ni <text:span text:style-name="T1">goût</text:span>, ni <text:span text:style-name="T1">couleur</text:span>, ni <text:span text:style-name="T1">arôme</text:span>, <text:span text:style-name="T1">on</text:span> ne peut pas <text:span text:style-name="T1">te</text:span> définir, on <text:span text:style-name="T1">te</text:span> goûte sans <text:span text:style-name="T1">te</text:span> connaître. <text:span text:style-name="T1">Tu</text:span> n'es pas <text:span text:style-name="T1">nécessaire</text:span> à la vie: <text:span text:style-name="T1">tu</text:span> es <text:span text:style-name="T1">la vie</text:span>. <text:span text:style-name="T1">Tu</text:span> nous pénètres <text:span text:style-name="T1">d'un plaisir qui ne s'explique point par les sens</text:span>. [...] »</text:p>
      <text:p text:style-name="P11"/>
      <text:p text:style-name="P7">Une énigme à analyser grammaticalement</text:p>
      <text:p text:style-name="P9"/>
      <text:p text:style-name="P37">exercice</text:p>
      <text:p text:style-name="P7"/>
      <text:p text:style-name="P30"/>
      <text:p text:style-name="P30"><text:tab/>« Elle a des bras mais elle n'a pas de jambes ; elle avance dans son lit. Qui est-elle ? »</text:p>
      <text:p text:style-name="P22"/>
      <text:p text:style-name="P32">Analyse de la nature des mots</text:p>
      <text:p text:style-name="P32"/>
      <text:p text:style-name="P33"><text:tab/>« Elle a des bras mais elle n'a pas de jambes ; elle avance dans son lit. Qui est-elle ? »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1"><text:span text:style-name="T6">Analyse de la </text:span><text:span text:style-name="T7">fonction</text:span><text:span text:style-name="T6"> des mots</text:span></text:p>
      <text:p text:style-name="P32"/>
      <text:p text:style-name="P32"/>
      <text:p text:style-name="P33"><text:tab/>« Elle a des bras mais elle n'a pas de jambes ; elle avance dans son lit. Qui est-elle ?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3:55:18.295000000</meta:creation-date>
    <dc:date>2015-11-17T14:22:26.032000000</dc:date>
    <meta:editing-duration>PT27M</meta:editing-duration>
    <meta:editing-cycles>16</meta:editing-cycles>
    <meta:generator>LibreOffice/4.4.6.3$Linux_X86_64 LibreOffice_project/40m0$Build-3</meta:generator>
    <meta:print-date>2015-11-17T14:17:56.539000000</meta:print-date>
    <meta:document-statistic meta:table-count="0" meta:image-count="0" meta:object-count="0" meta:page-count="6" meta:paragraph-count="30" meta:word-count="492" meta:character-count="2422" meta:non-whitespace-character-count="1940"/>
  </office:meta>
</office:document-meta>
</file>